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P1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3" style:family="paragraph" style:parent-style-name="Heading_20_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T1" style:family="text">
      <style:text-properties fo:font-variant="normal" fo:text-transform="none" fo:color="#787c99" loext:opacity="100%" style:font-name="system-ui" fo:font-size="10.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787c99" loext:opacity="100%" style:font-name="Menlo" fo:font-size="10.5pt" fo:letter-spacing="normal" fo:font-style="normal" fo:font-weight="bold" fo:background-color="#737373" loext:char-shading-value="0" loext:padding="0cm" loext:border="none"/>
    </style:style>
    <style:style style:name="T4" style:family="text">
      <style:text-properties fo:font-variant="normal" fo:text-transform="none" fo:color="#787c99" loext:opacity="100%" style:font-name="Menlo" fo:font-size="10.5pt" fo:letter-spacing="normal" fo:font-style="normal" fo:font-weight="bold" fo:background-color="#737373" loext:char-shading-value="0" loext:padding="0cm" loext:border="none"/>
    </style:style>
    <style:style style:name="T5" style:family="text">
      <style:text-properties fo:font-variant="normal" fo:text-transform="none" fo:color="#a9b1d6" loext:opacity="100%" style:font-name="system-ui" fo:font-size="10.5pt" fo:letter-spacing="normal" fo:font-style="normal" fo:font-weight="normal" fo:background-color="#737373" loext:char-shading-value="0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Git guardado (listo)</text:h>
      <text:p text:style-name="P2">Ya quedó guardado en tu git local:</text:p>
      <text:list text:style-name="L1">
        <text:list-item>
          <text:p text:style-name="P4"><text:span text:style-name="Strong_20_Emphasis"><text:span text:style-name="T1">Commit:</text:span></text:span><text:span text:style-name="T2"> </text:span><text:span text:style-name="Source_20_Text"><text:span text:style-name="T3">UI: hovers 3D y refinamientos de interacción</text:span></text:span></text:p>
        </text:list-item>
      </text:list>
      <text:p text:style-name="P5"><text:span text:style-name="Source_20_Text"><text:span text:style-name="T3"/></text:span></text:p>
      <text:h text:style-name="P3" text:outline-level="2"><text:span text:style-name="Source_20_Text"><text:span text:style-name="T5">Listo: guardado en git local</text:span></text:span></text:h>
      <text:p text:style-name="P5"><text:span text:style-name="T2">Commit </text:span><text:span text:style-name="Source_20_Text"><text:span text:style-name="T4">cca6436</text:span></text:span><text:span text:style-name="T2"> con:</text:span></text:p>
      <text:list text:style-name="L2">
        <text:list-item>
          <text:p text:style-name="P6">SPA (hash router) + render dinámico</text:p>
        </text:list-item>
        <text:list-item>
          <text:p text:style-name="P6">Banner superior + admin demo</text:p>
        </text:list-item>
        <text:list-item>
          <text:p text:style-name="P6">Mejoras responsive (iOS safe-area, Android)</text:p>
        </text:list-item>
        <text:list-item>
          <text:p text:style-name="P6">Tilt cards re-ejecutables sin duplicar listeners</text:p>
        </text:list-item>
      </text:list>
      <text:p text:style-name="Text_20_body"><text:line-break/><text:span text:style-name="T3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6T23:02:33.226139961</meta:creation-date>
    <dc:date>2026-03-26T23:49:14.144283243</dc:date>
    <meta:editing-duration>PT1M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0" meta:word-count="53" meta:character-count="313" meta:non-whitespace-character-count="273"/>
  </office:meta>
</office:document-meta>
</file>